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ext-properties fo:font-size="16pt" style:font-size-asian="16pt" style:font-size-complex="16pt"/>
    </style:style>
    <style:style style:name="ce7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8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1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 style:data-style-name="N112">
      <style:text-properties fo:font-size="16pt" style:font-size-asian="16pt" style:font-size-complex="16pt"/>
    </style:style>
    <style:style style:name="ce12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3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14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 style:data-style-name="N103">
      <style:text-properties fo:color="#6666ff" fo:font-size="16pt" style:font-size-asian="16pt" style:font-size-complex="16pt"/>
    </style:style>
    <style:style style:name="ce17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18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19" style:family="table-cell" style:parent-style-name="Default" style:data-style-name="N103">
      <style:text-properties fo:font-size="16pt" style:font-size-asian="16pt" style:font-size-complex="16pt"/>
    </style:style>
    <style:style style:name="ce20" style:family="table-cell" style:parent-style-name="Default" style:data-style-name="N103">
      <style:text-properties fo:color="#cc66ff" fo:font-size="16pt" style:font-size-asian="16pt" style:font-size-complex="16pt"/>
    </style:style>
    <style:style style:name="ce21" style:family="table-cell" style:parent-style-name="Default" style:data-style-name="N109">
      <style:text-properties fo:font-size="16pt" style:font-size-asian="16pt" style:font-size-complex="16pt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3" style:family="table-cell" style:parent-style-name="Default" style:data-style-name="N120">
      <style:text-properties fo:font-size="16pt" style:font-size-asian="16pt" style:font-size-complex="16pt"/>
    </style:style>
    <style:style style:name="ce24" style:family="table-cell" style:parent-style-name="Default" style:data-style-name="N119">
      <style:text-properties fo:font-size="16pt" style:font-size-asian="16pt" style:font-size-complex="16pt"/>
    </style:style>
    <style:style style:name="ce25" style:family="table-cell" style:parent-style-name="Default" style:data-style-name="N124">
      <style:text-properties fo:font-size="16pt" style:font-size-asian="16pt" style:font-size-complex="16pt"/>
    </style:style>
    <style:style style:name="ce26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27" style:family="table-cell" style:parent-style-name="Default" style:data-style-name="N123">
      <style:text-properties fo:font-size="16pt" style:font-size-asian="16pt" style:font-size-complex="16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29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0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1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33" style:family="table-cell" style:parent-style-name="Default" style:data-style-name="N10">
      <style:text-properties fo:font-size="16pt" style:font-size-asian="16pt" style:font-size-complex="16pt"/>
    </style:style>
    <style:style style:name="ce34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5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4月2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809.4701982">
            <text:p>￥110,80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3"/>
          <table:table-cell table:style-name="ce26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46535">
            <text:p>0.01946535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970120">
            <text:p>￥970,120</text:p>
          </table:table-cell>
          <table:table-cell table:style-name="ce17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4" table:formula="of:=[.G3]*0.05" office:value-type="float" office:value="0.0013082675">
            <text:p>0.0013</text:p>
          </table:table-cell>
          <table:table-cell table:style-name="ce27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82.9206">
            <text:p>482.9206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1.659">
            <text:p>￥41.659</text:p>
          </table:table-cell>
          <table:table-cell table:style-name="ce17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5" table:formula="of:=[.G4]*0.05" office:value-type="float" office:value="33.28603">
            <text:p>33.3</text:p>
          </table:table-cell>
          <table:table-cell table:style-name="ce27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9825">
            <text:p>43.9825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45.5">
            <text:p>￥545.500</text:p>
          </table:table-cell>
          <table:table-cell table:style-name="ce17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3" table:formula="of:=[.G5]*0.05" office:value-type="float" office:value="2.699125">
            <text:p>3</text:p>
          </table:table-cell>
          <table:table-cell table:style-name="ce27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29782321">
            <text:p>0.2978232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480">
            <text:p>￥69,480</text:p>
          </table:table-cell>
          <table:table-cell table:style-name="ce17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4" table:formula="of:=[.G6]*0.05" office:value-type="float" office:value="0.0203261605">
            <text:p>0.0203</text:p>
          </table:table-cell>
          <table:table-cell table:style-name="ce27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702.36754955">
            <text:p>￥27,702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0391.984471">
            <text:p>￥110,39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3"/>
          <table:table-cell table:style-name="ce26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68236">
            <text:p>0.01968236</text:p>
          </table:table-cell>
          <table:table-cell table:style-name="ce8" office:value-type="float" office:value="0.0067">
            <text:p>0.0067</text:p>
          </table:table-cell>
          <table:table-cell table:style-name="ce12" office:value-type="currency" office:currency="JPY" office:value="1010800">
            <text:p>￥1,010,800</text:p>
          </table:table-cell>
          <table:table-cell table:style-name="ce17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4" table:formula="of:=[.G3]*0.05" office:value-type="float" office:value="0.001319118">
            <text:p>0.0013</text:p>
          </table:table-cell>
          <table:table-cell table:style-name="ce27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491.4224">
            <text:p>491.4224</text:p>
          </table:table-cell>
          <table:table-cell table:style-name="ce9" office:value-type="float" office:value="182.8">
            <text:p>182.8</text:p>
          </table:table-cell>
          <table:table-cell table:style-name="ce13" office:value-type="currency" office:currency="JPY" office:value="42.3">
            <text:p>￥42.300</text:p>
          </table:table-cell>
          <table:table-cell table:style-name="ce17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5" table:formula="of:=[.G4]*0.05" office:value-type="float" office:value="33.71112">
            <text:p>33.7</text:p>
          </table:table-cell>
          <table:table-cell table:style-name="ce27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3.3889">
            <text:p>43.388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500">
            <text:p>￥500.000</text:p>
          </table:table-cell>
          <table:table-cell table:style-name="ce17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3" table:formula="of:=[.G5]*0.05" office:value-type="float" office:value="2.669445">
            <text:p>3</text:p>
          </table:table-cell>
          <table:table-cell table:style-name="ce27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0270891">
            <text:p>0.30270891</text:p>
          </table:table-cell>
          <table:table-cell table:style-name="ce8" office:value-type="float" office:value="0.1087">
            <text:p>0.1087</text:p>
          </table:table-cell>
          <table:table-cell table:style-name="ce14" office:value-type="currency" office:currency="JPY" office:value="69300">
            <text:p>￥69,300</text:p>
          </table:table-cell>
          <table:table-cell table:style-name="ce17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4" table:formula="of:=[.G6]*0.05" office:value-type="float" office:value="0.0205704455">
            <text:p>0.0206</text:p>
          </table:table-cell>
          <table:table-cell table:style-name="ce27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7597.99611775">
            <text:p>￥27,59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12812.389174">
            <text:p>￥112,8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3"/>
          <table:table-cell table:style-name="ce26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188236">
            <text:p>0.02188236</text:p>
          </table:table-cell>
          <table:table-cell table:style-name="ce8" office:value-type="float" office:value="0.0046">
            <text:p>0.0046</text:p>
          </table:table-cell>
          <table:table-cell table:style-name="ce12" office:value-type="currency" office:currency="JPY" office:value="1019525">
            <text:p>￥1,019,525</text:p>
          </table:table-cell>
          <table:table-cell table:style-name="ce17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4" table:formula="of:=[.G3]*0.05" office:value-type="float" office:value="0.001324118">
            <text:p>0.0013</text:p>
          </table:table-cell>
          <table:table-cell table:style-name="ce27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51.1267">
            <text:p>551.1267</text:p>
          </table:table-cell>
          <table:table-cell table:style-name="ce9" office:value-type="float" office:value="129.2">
            <text:p>129.2</text:p>
          </table:table-cell>
          <table:table-cell table:style-name="ce13" office:value-type="currency" office:currency="JPY" office:value="44.91">
            <text:p>￥44.910</text:p>
          </table:table-cell>
          <table:table-cell table:style-name="ce17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5" table:formula="of:=[.G4]*0.05" office:value-type="float" office:value="34.016335">
            <text:p>34.0</text:p>
          </table:table-cell>
          <table:table-cell table:style-name="ce27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314">
            <text:p>40.531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50.1">
            <text:p>￥450.100</text:p>
          </table:table-cell>
          <table:table-cell table:style-name="ce17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3" table:formula="of:=[.G5]*0.05" office:value-type="float" office:value="2.62657">
            <text:p>3</text:p>
          </table:table-cell>
          <table:table-cell table:style-name="ce27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398962">
            <text:p>0.3398962</text:p>
          </table:table-cell>
          <table:table-cell table:style-name="ce8" office:value-type="float" office:value="0.0756">
            <text:p>0.0756</text:p>
          </table:table-cell>
          <table:table-cell table:style-name="ce14" office:value-type="currency" office:currency="JPY" office:value="76090">
            <text:p>￥76,090</text:p>
          </table:table-cell>
          <table:table-cell table:style-name="ce17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4" table:formula="of:=[.G6]*0.05" office:value-type="float" office:value="0.02077481">
            <text:p>0.0208</text:p>
          </table:table-cell>
          <table:table-cell table:style-name="ce27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8203.0972935">
            <text:p>￥28,20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6306.6690143">
            <text:p>￥106,30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3"/>
          <table:table-cell table:style-name="ce26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5438">
            <text:p>0.02055438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6810">
            <text:p>￥966,810</text:p>
          </table:table-cell>
          <table:table-cell table:style-name="ce17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4" table:formula="of:=[.G3]*0.05" office:value-type="float" office:value="0.001322719">
            <text:p>0.0013</text:p>
          </table:table-cell>
          <table:table-cell table:style-name="ce27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0.5111">
            <text:p>520.5111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84">
            <text:p>￥41.840</text:p>
          </table:table-cell>
          <table:table-cell table:style-name="ce17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5" table:formula="of:=[.G4]*0.05" office:value-type="float" office:value="34.305555">
            <text:p>34.3</text:p>
          </table:table-cell>
          <table:table-cell table:style-name="ce27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229">
            <text:p>42.622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8">
            <text:p>￥438.000</text:p>
          </table:table-cell>
          <table:table-cell table:style-name="ce17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3" table:formula="of:=[.G5]*0.05" office:value-type="float" office:value="2.631145">
            <text:p>3</text:p>
          </table:table-cell>
          <table:table-cell table:style-name="ce27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130565">
            <text:p>0.32130565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9250">
            <text:p>￥69,250</text:p>
          </table:table-cell>
          <table:table-cell table:style-name="ce17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4" table:formula="of:=[.G6]*0.05" office:value-type="float" office:value="0.0209202825">
            <text:p>0.0209</text:p>
          </table:table-cell>
          <table:table-cell table:style-name="ce27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576.667253575">
            <text:p>￥26,577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5205.6973419">
            <text:p>￥105,206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3"/>
          <table:table-cell table:style-name="ce26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2959">
            <text:p>0.0205295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61300">
            <text:p>￥961,300</text:p>
          </table:table-cell>
          <table:table-cell table:style-name="ce17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4" table:formula="of:=[.G3]*0.05" office:value-type="float" office:value="0.0013214795">
            <text:p>0.0013</text:p>
          </table:table-cell>
          <table:table-cell table:style-name="ce27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26.2337">
            <text:p>526.233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798">
            <text:p>￥41.798</text:p>
          </table:table-cell>
          <table:table-cell table:style-name="ce17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5" table:formula="of:=[.G4]*0.05" office:value-type="float" office:value="34.591685">
            <text:p>34.6</text:p>
          </table:table-cell>
          <table:table-cell table:style-name="ce27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669">
            <text:p>42.669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33.8">
            <text:p>￥433.800</text:p>
          </table:table-cell>
          <table:table-cell table:style-name="ce17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3" table:formula="of:=[.G5]*0.05" office:value-type="float" office:value="2.63345">
            <text:p>3</text:p>
          </table:table-cell>
          <table:table-cell table:style-name="ce27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389197">
            <text:p>0.32389197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6590">
            <text:p>￥66,590</text:p>
          </table:table-cell>
          <table:table-cell table:style-name="ce17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4" table:formula="of:=[.G6]*0.05" office:value-type="float" office:value="0.0210495985">
            <text:p>0.0210</text:p>
          </table:table-cell>
          <table:table-cell table:style-name="ce27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301.424335475">
            <text:p>￥26,30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4315.27993">
            <text:p>￥104,3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3"/>
          <table:table-cell table:style-name="ce26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012">
            <text:p>0.0206012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50050">
            <text:p>￥950,050</text:p>
          </table:table-cell>
          <table:table-cell table:style-name="ce17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4" table:formula="of:=[.G3]*0.05" office:value-type="float" office:value="0.00132506">
            <text:p>0.0013</text:p>
          </table:table-cell>
          <table:table-cell table:style-name="ce27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33.6403">
            <text:p>533.6403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4">
            <text:p>￥41.400</text:p>
          </table:table-cell>
          <table:table-cell table:style-name="ce17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5" table:formula="of:=[.G4]*0.05" office:value-type="float" office:value="34.962015">
            <text:p>35.0</text:p>
          </table:table-cell>
          <table:table-cell table:style-name="ce27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8547">
            <text:p>42.8547</text:p>
          </table:table-cell>
          <table:table-cell table:style-name="ce8" office:value-type="float" office:value="10">
            <text:p>10</text:p>
          </table:table-cell>
          <table:table-cell table:style-name="ce13" office:value-type="currency" office:currency="JPY" office:value="428">
            <text:p>￥428.000</text:p>
          </table:table-cell>
          <table:table-cell table:style-name="ce17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3" table:formula="of:=[.G5]*0.05" office:value-type="float" office:value="2.642735">
            <text:p>3</text:p>
          </table:table-cell>
          <table:table-cell table:style-name="ce27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2701469">
            <text:p>0.32701469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5000">
            <text:p>￥65,000</text:p>
          </table:table-cell>
          <table:table-cell table:style-name="ce17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4" table:formula="of:=[.G6]*0.05" office:value-type="float" office:value="0.0212057345">
            <text:p>0.0212</text:p>
          </table:table-cell>
          <table:table-cell table:style-name="ce27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6078.8199825">
            <text:p>￥26,07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103674.738167">
            <text:p>￥103,67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3"/>
          <table:table-cell table:style-name="ce26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8866">
            <text:p>0.02058866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914000">
            <text:p>￥914,000</text:p>
          </table:table-cell>
          <table:table-cell table:style-name="ce17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4" table:formula="of:=[.G3]*0.05" office:value-type="float" office:value="0.001324433">
            <text:p>0.0013</text:p>
          </table:table-cell>
          <table:table-cell table:style-name="ce27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0.3417">
            <text:p>540.3417</text:p>
          </table:table-cell>
          <table:table-cell table:style-name="ce9" office:value-type="float" office:value="165.6">
            <text:p>165.6</text:p>
          </table:table-cell>
          <table:table-cell table:style-name="ce13" office:value-type="currency" office:currency="JPY" office:value="41.95">
            <text:p>￥41.950</text:p>
          </table:table-cell>
          <table:table-cell table:style-name="ce17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5" table:formula="of:=[.G4]*0.05" office:value-type="float" office:value="35.297085">
            <text:p>35.3</text:p>
          </table:table-cell>
          <table:table-cell table:style-name="ce27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9735">
            <text:p>41.973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31">
            <text:p>￥431.000</text:p>
          </table:table-cell>
          <table:table-cell table:style-name="ce17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3" table:formula="of:=[.G5]*0.05" office:value-type="float" office:value="2.648675">
            <text:p>3</text:p>
          </table:table-cell>
          <table:table-cell table:style-name="ce27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table:formula="of:=0.32905568" office:value-type="float" office:value="0.32905568">
            <text:p>0.32905568</text:p>
          </table:table-cell>
          <table:table-cell table:style-name="ce8" office:value-type="float" office:value="0.0971">
            <text:p>0.0971</text:p>
          </table:table-cell>
          <table:table-cell table:style-name="ce14" office:value-type="currency" office:currency="JPY" office:value="63400">
            <text:p>￥63,400</text:p>
          </table:table-cell>
          <table:table-cell table:style-name="ce17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4" table:formula="of:=[.G6]*0.05" office:value-type="float" office:value="0.021307784">
            <text:p>0.0213</text:p>
          </table:table-cell>
          <table:table-cell table:style-name="ce27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5918.68454175">
            <text:p>￥25,91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9452.6148954">
            <text:p>￥99,45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3"/>
          <table:table-cell table:style-name="ce26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185">
            <text:p>0.02054185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81600">
            <text:p>￥881,600</text:p>
          </table:table-cell>
          <table:table-cell table:style-name="ce17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4" table:formula="of:=[.G3]*0.05" office:value-type="float" office:value="0.0013220925">
            <text:p>0.0013</text:p>
          </table:table-cell>
          <table:table-cell table:style-name="ce27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46.6586">
            <text:p>546.6586</text:p>
          </table:table-cell>
          <table:table-cell table:style-name="ce9" office:value-type="float" office:value="134.9">
            <text:p>134.9</text:p>
          </table:table-cell>
          <table:table-cell table:style-name="ce13" office:value-type="currency" office:currency="JPY" office:value="41.23">
            <text:p>￥41.230</text:p>
          </table:table-cell>
          <table:table-cell table:style-name="ce17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5" table:formula="of:=[.G4]*0.05" office:value-type="float" office:value="34.07793">
            <text:p>34.1</text:p>
          </table:table-cell>
          <table:table-cell table:style-name="ce27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8345">
            <text:p>41.8345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419.7">
            <text:p>￥419.700</text:p>
          </table:table-cell>
          <table:table-cell table:style-name="ce17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3" table:formula="of:=[.G5]*0.05" office:value-type="float" office:value="2.641725">
            <text:p>3</text:p>
          </table:table-cell>
          <table:table-cell table:style-name="ce27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768142">
            <text:p>0.34768142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7470">
            <text:p>￥57,470</text:p>
          </table:table-cell>
          <table:table-cell table:style-name="ce17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4" table:formula="of:=[.G6]*0.05" office:value-type="float" office:value="0.022504071">
            <text:p>0.0225</text:p>
          </table:table-cell>
          <table:table-cell table:style-name="ce27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863.15372385">
            <text:p>￥24,863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960.938033">
            <text:p>￥97,961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3"/>
          <table:table-cell table:style-name="ce26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4539">
            <text:p>0.0204539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445">
            <text:p>￥868,445</text:p>
          </table:table-cell>
          <table:table-cell table:style-name="ce17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4" table:formula="of:=[.G3]*0.05" office:value-type="float" office:value="0.001317695">
            <text:p>0.0013</text:p>
          </table:table-cell>
          <table:table-cell table:style-name="ce27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0.4953">
            <text:p>580.495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8.795">
            <text:p>￥38.795</text:p>
          </table:table-cell>
          <table:table-cell table:style-name="ce17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5" table:formula="of:=[.G4]*0.05" office:value-type="float" office:value="37.684765">
            <text:p>37.7</text:p>
          </table:table-cell>
          <table:table-cell table:style-name="ce27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4861">
            <text:p>41.486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96">
            <text:p>￥396.000</text:p>
          </table:table-cell>
          <table:table-cell table:style-name="ce17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3" table:formula="of:=[.G5]*0.05" office:value-type="float" office:value="2.624305">
            <text:p>3</text:p>
          </table:table-cell>
          <table:table-cell table:style-name="ce27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13814">
            <text:p>0.34813814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600">
            <text:p>￥55,600</text:p>
          </table:table-cell>
          <table:table-cell table:style-name="ce17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4" table:formula="of:=[.G6]*0.05" office:value-type="float" office:value="0.022526907">
            <text:p>0.0225</text:p>
          </table:table-cell>
          <table:table-cell table:style-name="ce27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490.23450825">
            <text:p>￥24,49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5502.4061676">
            <text:p>￥95,50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3"/>
          <table:table-cell table:style-name="ce26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38784">
            <text:p>0.02038784</text:p>
          </table:table-cell>
          <table:table-cell table:style-name="ce8" office:value-type="float" office:value="0.0059">
            <text:p>0.0059</text:p>
          </table:table-cell>
          <table:table-cell table:style-name="ce12" office:value-type="currency" office:currency="JPY" office:value="868800">
            <text:p>￥868,800</text:p>
          </table:table-cell>
          <table:table-cell table:style-name="ce17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4" table:formula="of:=[.G3]*0.05" office:value-type="float" office:value="0.001314392">
            <text:p>0.0013</text:p>
          </table:table-cell>
          <table:table-cell table:style-name="ce27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85.7482">
            <text:p>585.7482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6.92">
            <text:p>￥36.920</text:p>
          </table:table-cell>
          <table:table-cell table:style-name="ce17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5" table:formula="of:=[.G4]*0.05" office:value-type="float" office:value="37.94741">
            <text:p>37.9</text:p>
          </table:table-cell>
          <table:table-cell table:style-name="ce27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1939">
            <text:p>41.1939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78.4">
            <text:p>￥378.400</text:p>
          </table:table-cell>
          <table:table-cell table:style-name="ce17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3" table:formula="of:=[.G5]*0.05" office:value-type="float" office:value="2.609695">
            <text:p>3</text:p>
          </table:table-cell>
          <table:table-cell table:style-name="ce27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4888701">
            <text:p>0.34888701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160">
            <text:p>￥55,160</text:p>
          </table:table-cell>
          <table:table-cell table:style-name="ce17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4" table:formula="of:=[.G6]*0.05" office:value-type="float" office:value="0.0225643505">
            <text:p>0.0226</text:p>
          </table:table-cell>
          <table:table-cell table:style-name="ce27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875.6015419">
            <text:p>￥23,876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4924.922458">
            <text:p>￥94,92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3"/>
          <table:table-cell table:style-name="ce26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628344">
            <text:p>0.02628344</text:p>
          </table:table-cell>
          <table:table-cell table:style-name="ce8"/>
          <table:table-cell table:style-name="ce12" office:value-type="currency" office:currency="JPY" office:value="866975">
            <text:p>￥866,975</text:p>
          </table:table-cell>
          <table:table-cell table:style-name="ce17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4" table:formula="of:=[.G3]*0.05" office:value-type="float" office:value="0.001314172">
            <text:p>0.0013</text:p>
          </table:table-cell>
          <table:table-cell table:style-name="ce27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593.8943">
            <text:p>593.8943</text:p>
          </table:table-cell>
          <table:table-cell table:style-name="ce9" office:value-type="float" office:value="173.2">
            <text:p>173.2</text:p>
          </table:table-cell>
          <table:table-cell table:style-name="ce13" office:value-type="currency" office:currency="JPY" office:value="35.1">
            <text:p>￥35.100</text:p>
          </table:table-cell>
          <table:table-cell table:style-name="ce17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5" table:formula="of:=[.G4]*0.05" office:value-type="float" office:value="38.354715">
            <text:p>38.4</text:p>
          </table:table-cell>
          <table:table-cell table:style-name="ce27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1.0841">
            <text:p>41.0841</text:p>
          </table:table-cell>
          <table:table-cell table:style-name="ce8" office:value-type="float" office:value="11">
            <text:p>11</text:p>
          </table:table-cell>
          <table:table-cell table:style-name="ce13" office:value-type="currency" office:currency="JPY" office:value="386.9">
            <text:p>￥386.900</text:p>
          </table:table-cell>
          <table:table-cell table:style-name="ce17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3" table:formula="of:=[.G5]*0.05" office:value-type="float" office:value="2.604205">
            <text:p>3</text:p>
          </table:table-cell>
          <table:table-cell table:style-name="ce27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5079148">
            <text:p>0.35079148</text:p>
          </table:table-cell>
          <table:table-cell table:style-name="ce8" office:value-type="float" office:value="0.1024">
            <text:p>0.1024</text:p>
          </table:table-cell>
          <table:table-cell table:style-name="ce14" office:value-type="currency" office:currency="JPY" office:value="55300">
            <text:p>￥55,300</text:p>
          </table:table-cell>
          <table:table-cell table:style-name="ce17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4" table:formula="of:=[.G6]*0.05" office:value-type="float" office:value="0.022659574">
            <text:p>0.0227</text:p>
          </table:table-cell>
          <table:table-cell table:style-name="ce27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731.2306145">
            <text:p>￥23,7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7257.7994685">
            <text:p>￥97,25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3"/>
          <table:table-cell table:style-name="ce26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63741">
            <text:p>0.0206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92450">
            <text:p>￥892,450</text:p>
          </table:table-cell>
          <table:table-cell table:style-name="ce17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4" table:formula="of:=[.G3]*0.05" office:value-type="float" office:value="0.0012968705">
            <text:p>0.0013</text:p>
          </table:table-cell>
          <table:table-cell table:style-name="ce27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1.1442">
            <text:p>651.14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5.9">
            <text:p>￥35.900</text:p>
          </table:table-cell>
          <table:table-cell table:style-name="ce17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5" table:formula="of:=[.G4]*0.05" office:value-type="float" office:value="39.36721">
            <text:p>39.4</text:p>
          </table:table-cell>
          <table:table-cell table:style-name="ce27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5484">
            <text:p>39.548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96.9">
            <text:p>￥396.900</text:p>
          </table:table-cell>
          <table:table-cell table:style-name="ce17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3" table:formula="of:=[.G5]*0.05" office:value-type="float" office:value="2.57742">
            <text:p>3</text:p>
          </table:table-cell>
          <table:table-cell table:style-name="ce27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30986">
            <text:p>0.3813098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900">
            <text:p>￥55,900</text:p>
          </table:table-cell>
          <table:table-cell table:style-name="ce17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4" table:formula="of:=[.G6]*0.05" office:value-type="float" office:value="0.022705493">
            <text:p>0.0227</text:p>
          </table:table-cell>
          <table:table-cell table:style-name="ce27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4314.449867125">
            <text:p>￥24,31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0632.8351263">
            <text:p>￥90,633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3"/>
          <table:table-cell table:style-name="ce26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93741">
            <text:p>0.0209374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53010">
            <text:p>￥853,010</text:p>
          </table:table-cell>
          <table:table-cell table:style-name="ce17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4" table:formula="of:=[.G3]*0.05" office:value-type="float" office:value="0.0013118705">
            <text:p>0.0013</text:p>
          </table:table-cell>
          <table:table-cell table:style-name="ce27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7541">
            <text:p>650.7541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17">
            <text:p>￥31.170</text:p>
          </table:table-cell>
          <table:table-cell table:style-name="ce17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5" table:formula="of:=[.G4]*0.05" office:value-type="float" office:value="39.347705">
            <text:p>39.3</text:p>
          </table:table-cell>
          <table:table-cell table:style-name="ce27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8291">
            <text:p>39.829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1.6">
            <text:p>￥381.600</text:p>
          </table:table-cell>
          <table:table-cell table:style-name="ce17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3" table:formula="of:=[.G5]*0.05" office:value-type="float" office:value="2.591455">
            <text:p>3</text:p>
          </table:table-cell>
          <table:table-cell table:style-name="ce27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04227">
            <text:p>0.3810422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2760">
            <text:p>￥52,760</text:p>
          </table:table-cell>
          <table:table-cell table:style-name="ce17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4" table:formula="of:=[.G6]*0.05" office:value-type="float" office:value="0.0226921135">
            <text:p>0.0227</text:p>
          </table:table-cell>
          <table:table-cell table:style-name="ce27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2658.208781575">
            <text:p>￥22,65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93457.2800121">
            <text:p>￥93,45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3"/>
          <table:table-cell table:style-name="ce26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54371">
            <text:p>0.0205437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73510">
            <text:p>￥873,510</text:p>
          </table:table-cell>
          <table:table-cell table:style-name="ce17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4" table:formula="of:=[.G3]*0.05" office:value-type="float" office:value="0.0012921855">
            <text:p>0.0013</text:p>
          </table:table-cell>
          <table:table-cell table:style-name="ce27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50.4075">
            <text:p>650.4075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31.7">
            <text:p>￥31.700</text:p>
          </table:table-cell>
          <table:table-cell table:style-name="ce17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5" table:formula="of:=[.G4]*0.05" office:value-type="float" office:value="39.330375">
            <text:p>39.3</text:p>
          </table:table-cell>
          <table:table-cell table:style-name="ce27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2916">
            <text:p>39.291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400.9">
            <text:p>￥400.900</text:p>
          </table:table-cell>
          <table:table-cell table:style-name="ce17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3" table:formula="of:=[.G5]*0.05" office:value-type="float" office:value="2.56458">
            <text:p>3</text:p>
          </table:table-cell>
          <table:table-cell table:style-name="ce27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15048">
            <text:p>0.381504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55875">
            <text:p>￥55,875</text:p>
          </table:table-cell>
          <table:table-cell table:style-name="ce17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4" table:formula="of:=[.G6]*0.05" office:value-type="float" office:value="0.02271524">
            <text:p>0.0227</text:p>
          </table:table-cell>
          <table:table-cell table:style-name="ce27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3364.320003025">
            <text:p>￥23,36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83512.3363435">
            <text:p>￥83,51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3"/>
          <table:table-cell table:style-name="ce26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23313">
            <text:p>0.0202331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819550">
            <text:p>￥819,550</text:p>
          </table:table-cell>
          <table:table-cell table:style-name="ce17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4" table:formula="of:=[.G3]*0.05" office:value-type="float" office:value="0.0012766565">
            <text:p>0.0013</text:p>
          </table:table-cell>
          <table:table-cell table:style-name="ce27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43.5082">
            <text:p>643.508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7.45">
            <text:p>￥27.450</text:p>
          </table:table-cell>
          <table:table-cell table:style-name="ce17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5" table:formula="of:=[.G4]*0.05" office:value-type="float" office:value="38.98541">
            <text:p>39.0</text:p>
          </table:table-cell>
          <table:table-cell table:style-name="ce27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7563">
            <text:p>38.756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70">
            <text:p>￥370.000</text:p>
          </table:table-cell>
          <table:table-cell table:style-name="ce17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3" table:formula="of:=[.G5]*0.05" office:value-type="float" office:value="2.537815">
            <text:p>3</text:p>
          </table:table-cell>
          <table:table-cell table:style-name="ce27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798146">
            <text:p>0.3779814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9700">
            <text:p>￥49,700</text:p>
          </table:table-cell>
          <table:table-cell table:style-name="ce17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4" table:formula="of:=[.G6]*0.05" office:value-type="float" office:value="0.022539073">
            <text:p>0.0225</text:p>
          </table:table-cell>
          <table:table-cell table:style-name="ce27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20878.084085875">
            <text:p>￥20,878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815.4643928">
            <text:p>￥75,815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3"/>
          <table:table-cell table:style-name="ce26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80612">
            <text:p>0.0198061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4320">
            <text:p>￥734,320</text:p>
          </table:table-cell>
          <table:table-cell table:style-name="ce17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4" table:formula="of:=[.G3]*0.05" office:value-type="float" office:value="0.001255306">
            <text:p>0.0013</text:p>
          </table:table-cell>
          <table:table-cell table:style-name="ce27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34.196">
            <text:p>634.196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5">
            <text:p>￥25.150</text:p>
          </table:table-cell>
          <table:table-cell table:style-name="ce17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5" table:formula="of:=[.G4]*0.05" office:value-type="float" office:value="38.5198">
            <text:p>38.5</text:p>
          </table:table-cell>
          <table:table-cell table:style-name="ce27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1878">
            <text:p>38.187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9.9">
            <text:p>￥359.900</text:p>
          </table:table-cell>
          <table:table-cell table:style-name="ce17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3" table:formula="of:=[.G5]*0.05" office:value-type="float" office:value="2.50939">
            <text:p>3</text:p>
          </table:table-cell>
          <table:table-cell table:style-name="ce27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7391796">
            <text:p>0.37391796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4640">
            <text:p>￥44,640</text:p>
          </table:table-cell>
          <table:table-cell table:style-name="ce17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4" table:formula="of:=[.G6]*0.05" office:value-type="float" office:value="0.022335898">
            <text:p>0.0223</text:p>
          </table:table-cell>
          <table:table-cell table:style-name="ce27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953.8660982">
            <text:p>￥18,95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522.458651">
            <text:p>￥72,522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3"/>
          <table:table-cell table:style-name="ce26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589">
            <text:p>0.0193589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200">
            <text:p>￥724,200</text:p>
          </table:table-cell>
          <table:table-cell table:style-name="ce17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4" table:formula="of:=[.G3]*0.05" office:value-type="float" office:value="0.001232945">
            <text:p>0.0012</text:p>
          </table:table-cell>
          <table:table-cell table:style-name="ce27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1754">
            <text:p>623.175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38">
            <text:p>￥24.380</text:p>
          </table:table-cell>
          <table:table-cell table:style-name="ce17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5" table:formula="of:=[.G4]*0.05" office:value-type="float" office:value="37.96877">
            <text:p>38.0</text:p>
          </table:table-cell>
          <table:table-cell table:style-name="ce27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5636">
            <text:p>37.563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9">
            <text:p>￥349.000</text:p>
          </table:table-cell>
          <table:table-cell table:style-name="ce17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3" table:formula="of:=[.G5]*0.05" office:value-type="float" office:value="2.47818">
            <text:p>2</text:p>
          </table:table-cell>
          <table:table-cell table:style-name="ce27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743852">
            <text:p>0.3674385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4" table:formula="of:=[.G6]*0.05" office:value-type="float" office:value="0.022011926">
            <text:p>0.0220</text:p>
          </table:table-cell>
          <table:table-cell table:style-name="ce27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130.61466275">
            <text:p>￥18,131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2197.086061">
            <text:p>￥72,197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3"/>
          <table:table-cell table:style-name="ce26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8351">
            <text:p>0.0193835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24000">
            <text:p>￥724,000</text:p>
          </table:table-cell>
          <table:table-cell table:style-name="ce17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4" table:formula="of:=[.G3]*0.05" office:value-type="float" office:value="0.0012341755">
            <text:p>0.0012</text:p>
          </table:table-cell>
          <table:table-cell table:style-name="ce27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5.188">
            <text:p>625.18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195">
            <text:p>￥24.195</text:p>
          </table:table-cell>
          <table:table-cell table:style-name="ce17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5" table:formula="of:=[.G4]*0.05" office:value-type="float" office:value="38.0694">
            <text:p>38.1</text:p>
          </table:table-cell>
          <table:table-cell table:style-name="ce27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7.8343">
            <text:p>37.8343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7.6">
            <text:p>￥347.600</text:p>
          </table:table-cell>
          <table:table-cell table:style-name="ce17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3" table:formula="of:=[.G5]*0.05" office:value-type="float" office:value="2.491715">
            <text:p>2</text:p>
          </table:table-cell>
          <table:table-cell table:style-name="ce27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7861">
            <text:p>0.36857861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100">
            <text:p>￥42,100</text:p>
          </table:table-cell>
          <table:table-cell table:style-name="ce17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4" table:formula="of:=[.G6]*0.05" office:value-type="float" office:value="0.0220689305">
            <text:p>0.0221</text:p>
          </table:table-cell>
          <table:table-cell table:style-name="ce27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049.27151525">
            <text:p>￥18,049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859.8860038">
            <text:p>￥73,860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3"/>
          <table:table-cell table:style-name="ce26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37763">
            <text:p>0.019377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6545">
            <text:p>￥756,545</text:p>
          </table:table-cell>
          <table:table-cell table:style-name="ce17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4" table:formula="of:=[.G3]*0.05" office:value-type="float" office:value="0.0012338815">
            <text:p>0.0012</text:p>
          </table:table-cell>
          <table:table-cell table:style-name="ce27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4.8028">
            <text:p>624.8028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4.569">
            <text:p>￥24.569</text:p>
          </table:table-cell>
          <table:table-cell table:style-name="ce17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5" table:formula="of:=[.G4]*0.05" office:value-type="float" office:value="38.05014">
            <text:p>38.1</text:p>
          </table:table-cell>
          <table:table-cell table:style-name="ce27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8.0921">
            <text:p>38.09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1.2">
            <text:p>￥351.200</text:p>
          </table:table-cell>
          <table:table-cell table:style-name="ce17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3" table:formula="of:=[.G5]*0.05" office:value-type="float" office:value="2.504605">
            <text:p>3</text:p>
          </table:table-cell>
          <table:table-cell table:style-name="ce27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854793">
            <text:p>0.36854793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2825">
            <text:p>￥42,825</text:p>
          </table:table-cell>
          <table:table-cell table:style-name="ce17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4" table:formula="of:=[.G6]*0.05" office:value-type="float" office:value="0.0220673965">
            <text:p>0.0221</text:p>
          </table:table-cell>
          <table:table-cell table:style-name="ce27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464.97150095">
            <text:p>￥18,465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2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2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1937.6655681">
            <text:p>￥71,938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3"/>
          <table:table-cell table:style-name="ce26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3245">
            <text:p>0.01933245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33500">
            <text:p>￥733,500</text:p>
          </table:table-cell>
          <table:table-cell table:style-name="ce17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4" table:formula="of:=[.G3]*0.05" office:value-type="float" office:value="0.0012316225">
            <text:p>0.0012</text:p>
          </table:table-cell>
          <table:table-cell table:style-name="ce27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3.8969">
            <text:p>623.896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799">
            <text:p>￥23.799</text:p>
          </table:table-cell>
          <table:table-cell table:style-name="ce17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5" table:formula="of:=[.G4]*0.05" office:value-type="float" office:value="38.004845">
            <text:p>38.0</text:p>
          </table:table-cell>
          <table:table-cell table:style-name="ce27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3358">
            <text:p>38.3358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52">
            <text:p>￥352.000</text:p>
          </table:table-cell>
          <table:table-cell table:style-name="ce17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3" table:formula="of:=[.G5]*0.05" office:value-type="float" office:value="2.51679">
            <text:p>3</text:p>
          </table:table-cell>
          <table:table-cell table:style-name="ce27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73697">
            <text:p>0.36773697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000">
            <text:p>￥41,000</text:p>
          </table:table-cell>
          <table:table-cell table:style-name="ce17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4" table:formula="of:=[.G6]*0.05" office:value-type="float" office:value="0.0220268485">
            <text:p>0.0220</text:p>
          </table:table-cell>
          <table:table-cell table:style-name="ce27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984.416392025">
            <text:p>￥17,984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158.5597861">
            <text:p>￥70,159</text:p>
          </table:table-cell>
          <table:table-cell table:style-name="ce6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2" office:value-type="percentage" office:value="0.05">
            <text:p>5.0%</text:p>
          </table:table-cell>
          <table:table-cell table:style-name="ce22" office:value-type="string">
            <text:p>JPY建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3"/>
          <table:table-cell table:style-name="ce26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31293">
            <text:p>0.0193129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2745">
            <text:p>￥712,745</text:p>
          </table:table-cell>
          <table:table-cell table:style-name="ce17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4" table:formula="of:=[.G3]*0.05" office:value-type="float" office:value="0.0012306465">
            <text:p>0.0012</text:p>
          </table:table-cell>
          <table:table-cell table:style-name="ce27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24.0324">
            <text:p>624.032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07">
            <text:p>￥23.070</text:p>
          </table:table-cell>
          <table:table-cell table:style-name="ce17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3" table:formula="of:=[.G4]*0.05" office:value-type="float" office:value="38.01162">
            <text:p>38</text:p>
          </table:table-cell>
          <table:table-cell table:style-name="ce27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38.6104">
            <text:p>38.6104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6.5">
            <text:p>￥346.500</text:p>
          </table:table-cell>
          <table:table-cell table:style-name="ce17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3" table:formula="of:=[.G5]*0.05" office:value-type="float" office:value="2.53052">
            <text:p>3</text:p>
          </table:table-cell>
          <table:table-cell table:style-name="ce27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6705">
            <text:p>0.367867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39805">
            <text:p>￥39,805</text:p>
          </table:table-cell>
          <table:table-cell table:style-name="ce17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4" table:formula="of:=[.G6]*0.05" office:value-type="float" office:value="0.0220333525">
            <text:p>0.0220</text:p>
          </table:table-cell>
          <table:table-cell table:style-name="ce27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7539.639946525">
            <text:p>￥17,540</text:p>
          </table:table-cell>
          <table:table-cell table:style-name="ce20"/>
          <table:table-cell table:style-name="ce21"/>
          <table:table-cell table:number-columns-repeated="1013"/>
        </table:table-row>
        <table:table-row table:style-name="ro3">
          <table:table-cell table:number-columns-repeated="4"/>
          <table:table-cell table:style-name="ce18" table:number-columns-repeated="2"/>
          <table:table-cell table:number-columns-repeated="4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table:number-columns-repeated="2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style-name="ce21"/>
          <table:table-cell table:number-columns-repeated="3"/>
          <table:table-cell table:style-name="ce19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18"/>
          <table:table-cell table:number-columns-repeated="4"/>
          <table:table-cell table:style-name="ce19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0446.20321">
            <text:p>￥70,446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27196">
            <text:p>0.01927196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17000">
            <text:p>￥717,000</text:p>
          </table:table-cell>
          <table:table-cell table:style-name="ce17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4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9.9042">
            <text:p>629.9042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">
            <text:p>￥23.000</text:p>
          </table:table-cell>
          <table:table-cell table:style-name="ce17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35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39.7621">
            <text:p>39.7621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0">
            <text:p>￥340.000</text:p>
          </table:table-cell>
          <table:table-cell table:style-name="ce17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3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6198018">
            <text:p>0.36198018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0500">
            <text:p>￥40,500</text:p>
          </table:table-cell>
          <table:table-cell table:style-name="ce17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4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7611.5508025">
            <text:p>￥17,612</text:p>
          </table:table-cell>
          <table:table-cell table:style-name="ce20" table:formula="of:=[.$E7]-([.$E8]-[.$E$2])/4" office:value-type="currency" office:currency="JPY" office:value="17745.5508025">
            <text:p>￥17,746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36000">
            <text:p>￥36,000</text:p>
          </table:table-cell>
          <table:table-cell table:style-name="ce30" office:value-type="currency" office:currency="JPY" office:value="17674">
            <text:p>￥17,674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5538.951002">
            <text:p>￥75,539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1955162">
            <text:p>0.01955162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60000">
            <text:p>￥760,000</text:p>
          </table:table-cell>
          <table:table-cell table:style-name="ce17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4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16.0063">
            <text:p>616.0063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5.1">
            <text:p>￥25.100</text:p>
          </table:table-cell>
          <table:table-cell table:style-name="ce17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35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2.2356">
            <text:p>42.2356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8.5">
            <text:p>￥348.500</text:p>
          </table:table-cell>
          <table:table-cell table:style-name="ce17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3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081142">
            <text:p>0.380811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600">
            <text:p>￥41,600</text:p>
          </table:table-cell>
          <table:table-cell table:style-name="ce17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4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8884.7377505">
            <text:p>￥18,885</text:p>
          </table:table-cell>
          <table:table-cell table:style-name="ce20" table:formula="of:=[.$E7]-([.$E8]-[.$E$2])/4" office:value-type="currency" office:currency="JPY" office:value="18721.4877505">
            <text:p>￥18,72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32000">
            <text:p>￥32,000</text:p>
          </table:table-cell>
          <table:table-cell table:style-name="ce30" office:value-type="currency" office:currency="JPY" office:value="18808">
            <text:p>￥18,808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9804.1835757">
            <text:p>￥79,804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2006363">
            <text:p>0.02006363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86700">
            <text:p>￥786,700</text:p>
          </table:table-cell>
          <table:table-cell table:style-name="ce17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4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623.2044">
            <text:p>623.2044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6.269">
            <text:p>￥26.269</text:p>
          </table:table-cell>
          <table:table-cell table:style-name="ce17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35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40.5015">
            <text:p>40.5015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80">
            <text:p>￥380.000</text:p>
          </table:table-cell>
          <table:table-cell table:style-name="ce17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3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4" office:value-type="float" office:value="0.38632442">
            <text:p>0.38632442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3455">
            <text:p>￥43,455</text:p>
          </table:table-cell>
          <table:table-cell table:style-name="ce17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4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6" table:formula="of:=SUM([.E3:.E6])/COUNT([.E3:.E6])" office:value-type="currency" office:currency="JPY" office:value="19951.045893925">
            <text:p>￥19,951</text:p>
          </table:table-cell>
          <table:table-cell table:style-name="ce20" table:formula="of:=[.$E7]-([.$E8]-[.$E$2])/4" office:value-type="currency" office:currency="JPY" office:value="19851.295893925">
            <text:p>￥19,851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1">
          <table:table-cell table:number-columns-repeated="4"/>
          <table:table-cell table:style-name="ce29" office:value-type="currency" office:currency="JPY" office:value="28000">
            <text:p>￥28,000</text:p>
          </table:table-cell>
          <table:table-cell table:style-name="ce30" office:value-type="currency" office:currency="JPY" office:value="19853">
            <text:p>￥19,853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1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1">
          <table:table-cell table:number-columns-repeated="5"/>
          <table:table-cell table:style-name="ce18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2">
          <table:table-cell table:number-columns-repeated="6"/>
          <table:table-cell table:style-name="ce33"/>
          <table:table-cell table:number-columns-repeated="1013"/>
        </table:table-row>
        <table:table-row table:style-name="ro2" table:number-rows-repeated="1048561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6"/>
        <table:table-column table:style-name="co3" table:default-cell-style-name="ce6"/>
        <table:table-column table:style-name="co4" table:default-cell-style-name="ce11"/>
        <table:table-column table:style-name="co5" table:default-cell-style-name="ce19"/>
        <table:table-column table:style-name="co6" table:default-cell-style-name="ce19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1"/>
        <table:table-column table:style-name="co10" table:number-columns-repeated="1010" table:default-cell-style-name="ce6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0" office:value-type="string">
            <text:p>価格</text:p>
          </table:table-cell>
          <table:table-cell table:style-name="ce15" table:formula="of:=SUM([.$E3:.$E6])" office:value-type="currency" office:currency="JPY" office:value="73981.69169865">
            <text:p>￥73,982</text:p>
          </table:table-cell>
          <table:table-cell table:style-name="ce6" office:value-type="string">
            <text:p>除←資産→含</text:p>
          </table:table-cell>
          <table:table-cell table:style-name="ce31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34" office:value-type="string">
            <text:p>資産5%</text:p>
          </table:table-cell>
          <table:table-cell table:style-name="ce28"/>
          <table:table-cell table:number-columns-repeated="1010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7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6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32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1925081">
            <text:p>0.01925081</text:p>
          </table:table-cell>
          <table:table-cell table:style-name="ce8" office:value-type="float" office:value="0.0053">
            <text:p>0.0053</text:p>
          </table:table-cell>
          <table:table-cell table:style-name="ce12" office:value-type="currency" office:currency="JPY" office:value="753290">
            <text:p>￥753,290</text:p>
          </table:table-cell>
          <table:table-cell table:style-name="ce17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4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649.739">
            <text:p>649.739</text:p>
          </table:table-cell>
          <table:table-cell table:style-name="ce9" office:value-type="float" office:value="136.2">
            <text:p>136.2</text:p>
          </table:table-cell>
          <table:table-cell table:style-name="ce13" office:value-type="currency" office:currency="JPY" office:value="23.5">
            <text:p>￥23.500</text:p>
          </table:table-cell>
          <table:table-cell table:style-name="ce17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35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41.5647">
            <text:p>41.5647</text:p>
          </table:table-cell>
          <table:table-cell table:style-name="ce8" office:value-type="float" office:value="12">
            <text:p>12</text:p>
          </table:table-cell>
          <table:table-cell table:style-name="ce13" office:value-type="currency" office:currency="JPY" office:value="345.8">
            <text:p>￥345.800</text:p>
          </table:table-cell>
          <table:table-cell table:style-name="ce17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3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3">
          <table:table-cell table:style-name="ce2" office:value-type="string">
            <text:p>ETH</text:p>
          </table:table-cell>
          <table:table-cell table:style-name="ce4" office:value-type="float" office:value="0.36783305">
            <text:p>0.36783305</text:p>
          </table:table-cell>
          <table:table-cell table:style-name="ce8" office:value-type="float" office:value="0.0728">
            <text:p>0.0728</text:p>
          </table:table-cell>
          <table:table-cell table:style-name="ce14" office:value-type="currency" office:currency="JPY" office:value="41975">
            <text:p>￥41,975</text:p>
          </table:table-cell>
          <table:table-cell table:style-name="ce17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4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3">
          <table:table-cell table:number-columns-repeated="4"/>
          <table:table-cell table:style-name="ce16" table:formula="of:=SUM([.E3:.E6])/COUNT([.E3:.E6])" office:value-type="currency" office:currency="JPY" office:value="18495.4229246625">
            <text:p>￥18,495</text:p>
          </table:table-cell>
          <table:table-cell table:style-name="ce20" table:formula="of:=[.$E7]-([.$E8]-[.$E$2])/4" office:value-type="currency" office:currency="JPY" office:value="18404.4229246625">
            <text:p>￥18,404</text:p>
          </table:table-cell>
          <table:table-cell table:style-name="ce20"/>
          <table:table-cell table:style-name="ce21"/>
          <table:table-cell table:number-columns-repeated="1012"/>
        </table:table-row>
        <table:table-row table:style-name="ro3">
          <table:table-cell table:number-columns-repeated="4"/>
          <table:table-cell table:style-name="ce29" office:value-type="currency" office:currency="JPY" office:value="24000">
            <text:p>￥24,000</text:p>
          </table:table-cell>
          <table:table-cell table:style-name="ce30" office:value-type="currency" office:currency="JPY" office:value="18421">
            <text:p>￥18,421</text:p>
          </table:table-cell>
          <table:table-cell table:style-name="ce19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4"/>
          <table:table-cell table:style-name="ce18" office:value-type="currency" office:currency="JPY" office:value="4000">
            <text:p>￥4,000</text:p>
          </table:table-cell>
          <table:table-cell table:style-name="ce18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1"/>
          <table:table-cell table:number-columns-repeated="2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5"/>
          <table:table-cell table:style-name="ce18"/>
          <table:table-cell table:style-name="ce33"/>
          <table:table-cell table:number-columns-repeated="3"/>
          <table:table-cell table:style-name="ce19"/>
          <table:table-cell table:number-columns-repeated="1009"/>
        </table:table-row>
        <table:table-row table:style-name="ro3">
          <table:table-cell table:number-columns-repeated="6"/>
          <table:table-cell table:style-name="ce33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6">2018/04/26</text:date>, <text:time>21:23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4-26T21:23:19</dc:date>
    <dc:creator>鈴木 豊樹</dc:creator>
    <meta:editing-duration>P1DT15H38M55S</meta:editing-duration>
    <meta:editing-cycles>137</meta:editing-cycles>
    <meta:generator>OpenOffice/4.1.5$Unix OpenOffice.org_project/415m1$Build-9789</meta:generator>
    <meta:document-statistic meta:table-count="25" meta:cell-count="1498" meta:object-count="0"/>
  </office:meta>
</office:document-meta>
</file>